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Source Serif VF" svg:font-family="'Source Serif VF', 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Heading_20_2">
      <style:text-properties fo:font-size="15pt" style:font-size-asian="15pt" style:font-size-complex="15pt"/>
    </style:style>
    <style:style style:name="P3" style:family="paragraph" style:parent-style-name="_3c_p_3e_">
      <style:text-properties style:font-name="Times New Roman" fo:font-size="12pt" style:font-size-asian="12pt" style:font-size-complex="12pt"/>
    </style:style>
    <style:style style:name="P4" style:family="paragraph" style:parent-style-name="_3c_p_3e_" style:list-style-name="L1"/>
    <style:style style:name="P5"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Source Serif VF" fo:font-size="11.25pt" fo:letter-spacing="normal" fo:font-style="normal" fo:font-weight="normal"/>
    </style:style>
    <style:style style:name="P6"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ffffff" style:font-name="Arial1" fo:font-size="5.65000009536743pt" fo:letter-spacing="normal" fo:font-style="normal" fo:font-weight="normal" style:font-size-asian="12pt" style:font-size-complex="12pt"/>
    </style:style>
    <style:style style:name="T6" style:family="text">
      <style:text-properties fo:font-variant="normal" fo:text-transform="none" style:font-name="Times New Roman" fo:font-size="12pt" fo:letter-spacing="normal" fo:font-style="normal" fo:font-weight="normal" style:font-size-asian="12pt" style:font-size-complex="12pt"/>
    </style:style>
    <style:style style:name="T7" style:family="text">
      <style:text-properties fo:font-variant="normal" fo:text-transform="none" style:text-position="super 58%" style:font-name="Times New Roman" fo:font-size="12pt" fo:letter-spacing="normal" fo:font-style="normal" fo:font-weight="normal" style:font-size-asian="12pt" style:font-size-complex="12pt"/>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1" fo:font-size="12pt" style:font-name-asian="Times New Roman" style:font-size-asian="12pt" style:font-size-complex="12pt"/>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ésentation</text:h>
      <text:p text:style-name="_3c_p_3e_"/>
      <text:h text:style-name="Heading_20_2" text:outline-level="2">Historique du projet</text:h>
      <text:p text:style-name="_3c_p_3e_"><text:span text:style-name="T1"/></text:p>
      <text:p text:style-name="_3c_p_3e_"><text:span text:style-name="T1">Cette édition numérique de la correspondance d’Eugène Delacroix (1798-1863)</text:span><text:span text:style-name="T9"> fait suite à un premier projet d'édition initié en 2006 grâce à un financement de l'ANR. Une partie des lettres avaient été publiées en 2011 sur le site : </text:span><text:a xlink:type="simple" xlink:href="http://www.correspondance-delacroix.fr/" text:style-name="Internet_20_link" text:visited-style-name="Visited_20_Internet_20_Link"><text:span text:style-name="T9">http://www.correspondance-delacroix.fr/</text:span></text:a></text:p>
      <text:p text:style-name="_3c_p_3e_"><text:span text:style-name="T9">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span></text:p>
      <text:p text:style-name="_3c_p_3e_"><text:span text:style-name="T9"/></text:p>
      <text:h text:style-name="P2" text:outline-level="2"><text:span text:style-name="T8">Un nouveau format d'édition</text:span></text:h>
      <text:p text:style-name="_3c_p_3e_"><text:span text:style-name="T9"/></text:p>
      <text:p text:style-name="P5"><text:span text:style-name="T9">En 2017, un nouveau financement de Sorbonne Université a permis de reprendre ce projet en collaboration entre le </text:span><text:a xlink:type="simple" xlink:href="http://www.centrechastel.paris-sorbonne.fr/" text:style-name="Internet_20_link" text:visited-style-name="Visited_20_Internet_20_Link"><text:span text:style-name="T9">Centre André Chastel</text:span></text:a><text:span text:style-name="T9"> et le </text:span><text:a xlink:type="simple" xlink:href="https://obtic.sorbonne-universite.fr/" text:style-name="Internet_20_link" text:visited-style-name="Visited_20_Internet_20_Link"><text:span text:style-name="T9">Labex OBVIL</text:span></text:a><text:span text:style-name="T9"> (devenu ObTiC). Le but est d'offrir une édition complète des lettres selon des normes d'édition numérique plus pérennes et interopérables. Un encodage des lettres en XML-TEI a été effectué afin de permettre un balisage et ainsi une indexation des noms de personnes et d'</text:span><text:span text:style-name="T10">œ</text:span><text:span text:style-name="T9">uvres. Un schéma compatible avec celui du </text:span><text:a xlink:type="simple" xlink:href="https://obtic.sorbonne-universite.fr/developpement/interface-elicom/" text:style-name="Internet_20_link" text:visited-style-name="Visited_20_Internet_20_Link"><text:span text:style-name="T9">projet Elicom</text:span></text:a><text:span text:style-name="T9"> développé par l'ObTiC au sein de Sorbonne Université a donc été adopté. L'objectif étant de permettre des recherches et des analyses de plusieurs correspondances grâce à une plateforme dédiée. </text:span></text:p>
      <text:p text:style-name="P6">Ce projet d'édition numérique de la correspondance d'Eugène Delacroix est toujours en cours, mais il permet déjà d'accéder à une partie des lettres transcrites et annotées. Sur la page d'accueil, seront réunis par thématique des articles analysant la correspondance ainsi que des liens vers des lettres relatives au sujet de l'article. <text:s/></text:p>
      <text:p text:style-name="P6"/>
      <text:h text:style-name="Heading_20_2" text:outline-level="2">Editions précédentes </text:h>
      <text:p text:style-name="P6"/>
      <text:p text:style-name="_3c_p_3e_">Cette édition numérique entend mettre à jour et compléter les différentes publications des lettres de l'artiste qui se sont succédées depuis la fin du XIXe siècle, mais dont aucune n'offre une édition complète (nous n'avons pas mentionné dans la liste les articles ou publications éditant seulement quelques lettres). </text:p>
      <text:list xml:id="list1963055807469064749" text:style-name="L1">
        <text:list-header>
          <text:p text:style-name="P4"><text:soft-page-break/>BURTY Philippe (éd.), <text:span text:style-name="T13">Lettres de Eugène Delacroix</text:span>, Paris, A. Quantin, 1878</text:p>
          <text:p text:style-name="P4">BURTY Philippe (éd.), <text:span text:style-name="T13">Lettres de Eugène Delacroix</text:span>, 2 vols., Paris, A. Quantin, 1880</text:p>
          <text:p text:style-name="P4">JOUBIN André (éd.), <text:span text:style-name="T13">Correspondance générale de Eugène Delacroix</text:span>, Paris, 5 vol., 1936-1938</text:p>
          <text:p text:style-name="P4">JOHNSON Lee (éd.), <text:span text:style-name="T13">Further Correspondence, 1817-1863</text:span>, Oxford, 1991</text:p>
          <text:p text:style-name="P4">JOHNSON Lee et HANNOOSH <text:span text:style-name="T11">Michèle (éd.), </text:span><text:span text:style-name="T12">Nouvelles lettres</text:span><text:span text:style-name="T11">, Bordeaux, William Blake and co., 2000</text:span></text:p>
          <text:p text:style-name="P4"><text:span text:style-name="Strong_20_Emphasis"><text:span text:style-name="T2"/></text:span></text:p>
          <text:p text:style-name="P4"><text:span text:style-name="T1"/></text:p>
          <text:p text:style-name="P4"><text:span text:style-name="T1"/></text:p>
        </text:list-header>
      </text:list>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Source Serif VF" svg:font-family="'Source Serif VF', 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20:01:07</dc:date>
    <meta:editing-cycles>12</meta:editing-cycles>
    <meta:editing-duration>PT1H4M41S</meta:editing-duration>
    <meta:document-statistic meta:table-count="0" meta:image-count="0" meta:object-count="0" meta:page-count="2" meta:paragraph-count="14" meta:word-count="367" meta:character-count="2460"/>
    <meta:template xlink:type="simple" xlink:actuate="onRequest" xlink:title="" xlink:href="Normal.dotm"/>
  </office:meta>
</office:document-meta>
</file>